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DejaVu Sans Mono"/>
    </style:style>
    <style:style style:name="T1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9cm" svg:height="0.996cm" svg:x="2.297cm" svg:y="0.974cm">
          <draw:text-box>
            <text:p text:style-name="P1"><text:span text:style-name="T1">1001011</text:span></text:p>
          </draw:text-box>
        </draw:frame>
        <draw:frame draw:style-name="gr1" draw:text-style-name="P1" draw:layer="layout" svg:width="3.169cm" svg:height="0.996cm" svg:x="2.297cm" svg:y="1.974cm">
          <draw:text-box>
            <text:p text:style-name="P1"><text:span text:style-name="T1">0100110</text:span></text:p>
          </draw:text-box>
        </draw:frame>
        <draw:frame draw:style-name="gr1" draw:text-style-name="P1" draw:layer="layout" svg:width="3.169cm" svg:height="0.996cm" svg:x="2.297cm" svg:y="2.974cm">
          <draw:text-box>
            <text:p text:style-name="P1"><text:span text:style-name="T1">10010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8-29T16:19:51.325488441</dc:date>
    <dc:creator>elucterio </dc:creator>
    <meta:editing-duration>PT7H24M9S</meta:editing-duration>
    <meta:editing-cycles>24</meta:editing-cycles>
    <meta:generator>LibreOffice/4.2.8.2$Linux_X86_64 LibreOffice_project/420m0$Build-2</meta:generator>
    <meta:document-statistic meta:object-count="3"/>
  </office:meta>
</office:document-meta>
</file>